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">
      <style:table-properties style:width="6.6931in" style:page-number="auto" table:align="margins" style:shadow="none" style:may-break-between-rows="false"/>
    </style:style>
    <style:style style:name="Таблица3.A" style:family="table-column">
      <style:table-column-properties style:column-width="0.7563in" style:rel-column-width="1089*"/>
    </style:style>
    <style:style style:name="Таблица3.B" style:family="table-column">
      <style:table-column-properties style:column-width="0.4653in" style:rel-column-width="670*"/>
    </style:style>
    <style:style style:name="Таблица3.C" style:family="table-column">
      <style:table-column-properties style:column-width="0.5in" style:rel-column-width="720*"/>
    </style:style>
    <style:style style:name="Таблица3.D" style:family="table-column">
      <style:table-column-properties style:column-width="1.9382in" style:rel-column-width="2791*"/>
    </style:style>
    <style:style style:name="Таблица3.E" style:family="table-column">
      <style:table-column-properties style:column-width="0.6063in" style:rel-column-width="873*"/>
    </style:style>
    <style:style style:name="Таблица3.F" style:family="table-column">
      <style:table-column-properties style:column-width="0.6069in" style:rel-column-width="874*"/>
    </style:style>
    <style:style style:name="Таблица3.I" style:family="table-column">
      <style:table-column-properties style:column-width="0.6076in" style:rel-column-width="875*"/>
    </style:style>
    <style:style style:name="Таблица3.A1" style:family="table-cell">
      <style:table-cell-properties fo:padding="0.0382in" fo:border-left="none" fo:border-right="none" fo:border-top="none" fo:border-bottom="0.0007in solid #000000"/>
    </style:style>
    <style:style style:name="Таблица3.2" style:family="table-row">
      <style:table-row-properties style:min-row-height="0.5514in"/>
    </style:style>
    <style:style style:name="Таблица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3.D3" style:family="table-cell">
      <style:table-cell-properties fo:padding="0.0201in" fo:border-left="0.0007in solid #000000" fo:border-right="none" fo:border-top="none" fo:border-bottom="0.0007in solid #000000"/>
    </style:style>
    <style:style style:name="Таблица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Таблица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3.D7" style:family="table-cell">
      <style:table-cell-properties fo:padding="0.0201in" fo:border-left="0.0007in solid #000000" fo:border-right="none" fo:border-top="none" fo:border-bottom="0.0347in solid #000000"/>
    </style:style>
    <style:style style:name="Таблица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6.6931in" table:align="margins" style:shadow="none" style:may-break-between-rows="false"/>
    </style:style>
    <style:style style:name="Таблица1.A" style:family="table-column">
      <style:table-column-properties style:column-width="0.7438in" style:rel-column-width="7281*"/>
    </style:style>
    <style:style style:name="Таблица1.I" style:family="table-column">
      <style:table-column-properties style:column-width="0.7444in" style:rel-column-width="7287*"/>
    </style:style>
    <style:style style:name="Таблица1.A1" style:family="table-cell">
      <style:table-cell-properties fo:padding="0.0382in" fo:border-left="none" fo:border-right="none" fo:border-top="none" fo:border-bottom="0.0007in solid #000000"/>
    </style:style>
    <style:style style:name="Таблица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1.A3" style:family="table-cell">
      <style:table-cell-properties fo:padding="0.0201in" fo:border-left="0.0347in solid #000000" fo:border-right="none" fo:border-top="none" fo:border-bottom="0.0007in solid #000000"/>
    </style:style>
    <style:style style:name="Таблица1.B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Таблица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3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47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ТОКОЛ <text:span text:style-name="T6">ПОВЕРКИ</text:span></text:p>
      <text:p text:style-name="P6"><text:span text:style-name="T18">поверки дозиметра типа </text:span><text:span text:style-name="T9">ДКГ</text:span><text:span text:style-name="T18">-</text:span><text:span text:style-name="T9">АТ2503</text:span></text:p>
      <text:p text:style-name="P38"/>
      <text:p text:style-name="P7"><text:span text:style-name="T18">зав. № </text:span><text:span text:style-name="T25"><text:s/>$</text:span><text:span text:style-name="T3">serial</text:span><text:span text:style-name="T25"> </text:span><text:span text:style-name="T18"><text:s/></text:span><text:span text:style-name="T20">.</text:span><text:span text:style-name="T18"> </text:span></text:p>
      <text:p text:style-name="P7"><text:span text:style-name="T18">принадлежащего </text:span><text:span text:style-name="T19">.</text:span><text:span text:style-name="T25"> <text:s text:c="105"/></text:span><text:span text:style-name="T19">.</text:span></text:p>
      <text:p text:style-name="P39"/>
      <text:p text:style-name="P13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МП. МН 743-99</text:p>
      <text:p text:style-name="P44"><text:span text:style-name="T6">1. </text:span>Эталонные средства измерений:</text:p>
      <text:p text:style-name="P9">- <text:span text:style-name="T1">$facility_110</text:span>;</text:p>
      <text:p text:style-name="P11">- <text:span text:style-name="T1">$facility_1</text:span>3<text:span text:style-name="T1">0</text:span>;</text:p>
      <text:p text:style-name="P29"><text:span text:style-name="T6">2. </text:span>Внешний осмотр и опробование БД:</text:p>
      <text:p text:style-name="P10">- документация<text:tab/></text:p>
      <text:p text:style-name="P10">- отсутствие механических повреждений<text:tab/></text:p>
      <text:p text:style-name="P10">- наличие четких маркировочных надписей на БД и контрольном источнике<text:tab/></text:p>
      <text:p text:style-name="P12">- контроль работоспособности<text:tab/></text:p>
      <text:p text:style-name="P34">3. Определение метрологических характеристик:</text:p>
      <text:p text:style-name="P4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E" table:number-columns-repeated="2"/>
        <table:table-column table:style-name="Таблица3.I"/>
        <table:table-header-rows>
          <table:table-row>
            <table:table-cell table:style-name="Таблица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2503</text:span><text:span text:style-name="T3"> зав. №</text:span><text:span text:style-name="T4"> </text:span><text:span text:style-name="T3">$bd_num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3.2">
          <table:table-cell table:style-name="Таблица3.A2" office:value-type="string">
            <text:p text:style-name="P14">Мощность <text:span text:style-name="T6">индивиду-ального</text:span> эквивалент<text:span text:style-name="T6">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Таблица3.B2" office:value-type="string">
            <text:p text:style-name="P15">Номер источ-ника</text:p>
          </table:table-cell>
          <table:table-cell table:style-name="Таблица3.B2" office:value-type="string">
            <text:p text:style-name="P15">Рассто-яние до источ-ника, </text:p>
            <text:p text:style-name="P17">R, см</text:p>
          </table:table-cell>
          <table:table-cell table:style-name="Таблица3.B2" office:value-type="string">
            <text:p text:style-name="P37">Показания прибора</text:p>
          </table:table-cell>
          <table:table-cell table:style-name="Таблица3.B2" office:value-type="string">
            <text:p text:style-name="P27">Среднее значение, </text:p>
            <text:p text:style-name="P28"><text:span text:style-name="T2">H</text:span><text:span text:style-name="T12">pi</text:span><text:span text:style-name="T26">(10)</text:span></text:p>
          </table:table-cell>
          <table:table-cell table:style-name="Таблица3.B2" office:value-type="string">
            <text:p text:style-name="P20"><text:span text:style-name="T7">Относи-тельная</text:span><text:span text:style-name="T23"> </text:span><text:span text:style-name="T7">погреш-ность</text:span><text:span text:style-name="T23"> </text:span><text:span text:style-name="T7">измере-ния</text:span> </text:p>
            <text:p text:style-name="P20"><text:span text:style-name="T8">θ</text:span><text:span text:style-name="T13">пр</text:span><text:span text:style-name="T12">i</text:span><text:span text:style-name="T6">,</text:span> %</text:p>
          </table:table-cell>
          <table:table-cell table:style-name="Таблица3.B2" office:value-type="string">
            <text:p text:style-name="P21"><text:span text:style-name="T1">Относи-тельное</text:span> средне <text:span text:style-name="T1">квадрати-ческое</text:span> <text:span text:style-name="T1">отклоне-ние</text:span>, <text:span text:style-name="T1">S</text:span></text:p>
          </table:table-cell>
          <table:table-cell table:style-name="Таблица3.B2" office:value-type="string">
            <text:p text:style-name="P25"><text:span text:style-name="T6">Довери-тель</text:span>ная граница погреш-ности измере-ния <text:span text:style-name="T5">Δ</text:span><text:span text:style-name="T12">i</text:span><text:span text:style-name="T1">,</text:span> %</text:p>
          </table:table-cell>
          <table:table-cell table:style-name="Таблица3.I2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>
          <table:table-cell table:style-name="Таблица3.A3" office:value-type="string">
            <text:p text:style-name="P30">Фон</text:p>
          </table:table-cell>
          <table:table-cell table:style-name="Таблица3.B3" office:value-type="string">
            <text:p text:style-name="P31">---</text:p>
          </table:table-cell>
          <table:table-cell table:style-name="Таблица3.B3" office:value-type="string">
            <text:p text:style-name="P31">---</text:p>
          </table:table-cell>
          <table:table-cell table:style-name="Таблица3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Таблица3.B3" office:value-type="string">
            <text:p text:style-name="P16">$1-av-bg</text:p>
          </table:table-cell>
          <table:table-cell table:style-name="Таблица3.B3" office:value-type="string">
            <text:p text:style-name="P16">---</text:p>
          </table:table-cell>
          <table:table-cell table:style-name="Таблица3.B3" office:value-type="string">
            <text:p text:style-name="P16">---</text:p>
          </table:table-cell>
          <table:table-cell table:style-name="Таблица3.B3" office:value-type="string">
            <text:p text:style-name="P16">---</text:p>
          </table:table-cell>
          <table:table-cell table:style-name="Таблица3.I3" office:value-type="string">
            <text:p text:style-name="P18">---</text:p>
          </table:table-cell>
        </table:table-row>
        <table:table-row>
          <table:table-cell table:style-name="Таблица3.A3" office:value-type="string">
            <text:p text:style-name="P15">0.80 мкЗв/ч</text:p>
          </table:table-cell>
          <table:table-cell table:style-name="Таблица3.B3" office:value-type="string">
            <text:p text:style-name="P16">$1-n0</text:p>
          </table:table-cell>
          <table:table-cell table:style-name="Таблица3.B3" office:value-type="string">
            <text:p text:style-name="P16">$1-d0</text:p>
          </table:table-cell>
          <table:table-cell table:style-name="Таблица3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Таблица3.B3" office:value-type="string">
            <text:p text:style-name="P16">$1-av0</text:p>
          </table:table-cell>
          <table:table-cell table:style-name="Таблица3.B3" office:value-type="string">
            <text:p text:style-name="P16">$1-o0</text:p>
          </table:table-cell>
          <table:table-cell table:style-name="Таблица3.B3" office:value-type="string">
            <text:p text:style-name="P16">$1-q0</text:p>
          </table:table-cell>
          <table:table-cell table:style-name="Таблица3.B3" office:value-type="string">
            <text:p text:style-name="P16">$1-do0</text:p>
          </table:table-cell>
          <table:table-cell table:style-name="Таблица3.I3" office:value-type="string">
            <text:p text:style-name="P15">±<text:span text:style-name="T6">33.8</text:span></text:p>
          </table:table-cell>
        </table:table-row>
        <table:table-row>
          <table:table-cell table:style-name="Таблица3.A3" office:value-type="string">
            <text:p text:style-name="P15">4.0 мЗв/ч</text:p>
          </table:table-cell>
          <table:table-cell table:style-name="Таблица3.B3" office:value-type="string">
            <text:p text:style-name="P16">$1-n1</text:p>
          </table:table-cell>
          <table:table-cell table:style-name="Таблица3.B3" office:value-type="string">
            <text:p text:style-name="P16">$1-d1</text:p>
          </table:table-cell>
          <table:table-cell table:style-name="Таблица3.D3" office:value-type="string">
            <text:section text:style-name="Sect1" text:name="Раздел2">
              <text:p text:style-name="P8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Таблица3.B3" office:value-type="string">
            <text:p text:style-name="P16">$1-av1</text:p>
          </table:table-cell>
          <table:table-cell table:style-name="Таблица3.B3" office:value-type="string">
            <text:p text:style-name="P16">$1-o1</text:p>
          </table:table-cell>
          <table:table-cell table:style-name="Таблица3.B3" office:value-type="string">
            <text:p text:style-name="P16">$1-q1</text:p>
          </table:table-cell>
          <table:table-cell table:style-name="Таблица3.B3" office:value-type="string">
            <text:p text:style-name="P16">$1-do1</text:p>
          </table:table-cell>
          <table:table-cell table:style-name="Таблица3.I3" office:value-type="string">
            <text:p text:style-name="P15">±<text:span text:style-name="T6">15</text:span></text:p>
          </table:table-cell>
        </table:table-row>
        <table:table-row>
          <table:table-cell table:style-name="Таблица3.A3" office:value-type="string">
            <text:p text:style-name="P15">80,0 мЗв/ч</text:p>
          </table:table-cell>
          <table:table-cell table:style-name="Таблица3.B3" office:value-type="string">
            <text:p text:style-name="P16">$1-n2</text:p>
          </table:table-cell>
          <table:table-cell table:style-name="Таблица3.B3" office:value-type="string">
            <text:p text:style-name="P16">$1-d2</text:p>
          </table:table-cell>
          <table:table-cell table:style-name="Таблица3.D3" office:value-type="string">
            <text:section text:style-name="Sect1" text:name="Раздел3">
              <text:p text:style-name="P8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Таблица3.B3" office:value-type="string">
            <text:p text:style-name="P16">$1-av2</text:p>
          </table:table-cell>
          <table:table-cell table:style-name="Таблица3.B3" office:value-type="string">
            <text:p text:style-name="P16">$1-o2</text:p>
          </table:table-cell>
          <table:table-cell table:style-name="Таблица3.B3" office:value-type="string">
            <text:p text:style-name="P16">$1-q2</text:p>
          </table:table-cell>
          <table:table-cell table:style-name="Таблица3.B3" office:value-type="string">
            <text:p text:style-name="P16">$1-do2</text:p>
          </table:table-cell>
          <table:table-cell table:style-name="Таблица3.I3" office:value-type="string">
            <text:p text:style-name="P15">±<text:span text:style-name="T6">15.4</text:span></text:p>
          </table:table-cell>
        </table:table-row>
        <table:table-row>
          <table:table-cell table:style-name="Таблица3.A7" office:value-type="string">
            <text:p text:style-name="P15"><text:span text:style-name="T6">4</text:span>00 мЗв/ч</text:p>
          </table:table-cell>
          <table:table-cell table:style-name="Таблица3.B7" office:value-type="string">
            <text:p text:style-name="P16">$1-n3</text:p>
          </table:table-cell>
          <table:table-cell table:style-name="Таблица3.B7" office:value-type="string">
            <text:p text:style-name="P16">$1-d3</text:p>
          </table:table-cell>
          <table:table-cell table:style-name="Таблица3.D7" office:value-type="string">
            <text:section text:style-name="Sect1" text:name="Раздел4">
              <text:p text:style-name="P8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Таблица3.B7" office:value-type="string">
            <text:p text:style-name="P16">$1-av3</text:p>
          </table:table-cell>
          <table:table-cell table:style-name="Таблица3.B7" office:value-type="string">
            <text:p text:style-name="P16">$1-o3</text:p>
          </table:table-cell>
          <table:table-cell table:style-name="Таблица3.B7" office:value-type="string">
            <text:p text:style-name="P16">$1-q3</text:p>
          </table:table-cell>
          <table:table-cell table:style-name="Таблица3.B7" office:value-type="string">
            <text:p text:style-name="P16">$1-do3</text:p>
          </table:table-cell>
          <table:table-cell table:style-name="Таблица3.I7" office:value-type="string">
            <text:p text:style-name="P15">±<text:span text:style-name="T6">17.0</text:span></text:p>
          </table:table-cell>
        </table:table-row>
      </table:table>
      <table:table table:name="Таблица1" table:style-name="Таблица1">
        <table:table-column table:style-name="Таблица1.A" table:number-columns-repeated="8"/>
        <table:table-column table:style-name="Таблица1.I"/>
        <table:table-row>
          <table:table-cell table:style-name="Таблица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/text:span><text:span text:style-name="T25">ДКГ-2503</text:span><text:span text:style-name="T3"> зав. №</text:span><text:span text:style-name="T4"> </text:span><text:span text:style-name="T3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2">p</text:span><text:span text:style-name="T11">0</text:span><text:span text:style-name="T1">(10)</text:span></text:p>
          </table:table-cell>
          <table:table-cell table:style-name="Таблица1.B2" table:number-rows-spanned="2" office:value-type="string">
            <text:p text:style-name="P15">Номер источника</text:p>
          </table:table-cell>
          <table:table-cell table:style-name="Таблица1.B2" table:number-rows-spanned="2" office:value-type="string">
            <text:p text:style-name="P32"><text:s text:c="2"/>d, <text:span text:style-name="T6">см <text:s/></text:span></text:p>
            <text:p text:style-name="P33">t, <text:span text:style-name="T6">мин</text:span></text:p>
          </table:table-cell>
          <table:table-cell table:style-name="Таблица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Таблица1.B2" table:number-rows-spanned="2" office:value-type="string">
            <text:p text:style-name="P15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5"><text:span text:style-name="T8">θ</text:span><text:span text:style-name="T13">пр</text:span><text:span text:style-name="T12">i</text:span><text:span text:style-name="T6">,</text:span> %</text:p>
          </table:table-cell>
          <table:table-cell table:style-name="Таблица1.B2" table:number-rows-spanned="2" office:value-type="string">
            <text:p text:style-name="P26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Таблица1.I2" table:number-rows-spanned="2" office:value-type="string">
            <text:p text:style-name="P24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Таблица1.B3" office:value-type="string">
            <text:p text:style-name="P30"><text:span text:style-name="T2">H</text:span><text:span text:style-name="T12">pi</text:span><text:span text:style-name="T1">(10)</text:span></text:p>
          </table:table-cell>
          <table:table-cell table:style-name="Таблица1.B3" office:value-type="string">
            <text:p text:style-name="P30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Таблица1.B3" office:value-type="string">
            <text:p text:style-name="P30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5">4.0 мЗв</text:p>
          </table:table-cell>
          <table:table-cell table:style-name="Таблица1.B4" office:value-type="string">
            <text:p text:style-name="P16">$1-n2</text:p>
          </table:table-cell>
          <table:table-cell table:style-name="Таблица1.B4" office:value-type="string">
            <text:p text:style-name="P22"><text:s text:c="2"/>$1-d2 <text:s/></text:p>
            <text:p text:style-name="P19">180c</text:p>
          </table:table-cell>
          <table:table-cell table:style-name="Таблица1.B4" office:value-type="string">
            <text:p text:style-name="P16">$1-d_dev</text:p>
          </table:table-cell>
          <table:table-cell table:style-name="Таблица1.B4" office:value-type="string">
            <text:p text:style-name="P16">$1-dose</text:p>
          </table:table-cell>
          <table:table-cell table:style-name="Таблица1.B4" office:value-type="string">
            <text:p text:style-name="P16">$1-d_res</text:p>
          </table:table-cell>
          <table:table-cell table:style-name="Таблица1.B4" office:value-type="string">
            <text:p text:style-name="P16">$1-o_pog</text:p>
          </table:table-cell>
          <table:table-cell table:style-name="Таблица1.B4" office:value-type="string">
            <text:p text:style-name="P16">$1-d_gran</text:p>
          </table:table-cell>
          <table:table-cell table:style-name="Таблица1.I4" office:value-type="string">
            <text:p text:style-name="P15">±<text:span text:style-name="T6">15.4</text:span></text:p>
          </table:table-cell>
        </table:table-row>
      </table:table>
      <text:p text:style-name="P4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22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ДКР-250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3T11:21:14.60</dc:date>
    <meta:editing-duration>P3DT3H11M13S</meta:editing-duration>
    <meta:editing-cycles>334</meta:editing-cycles>
    <meta:generator>OpenOffice/4.1.6$Win32 OpenOffice.org_project/416m1$Build-9790</meta:generator>
    <meta:document-statistic meta:table-count="3" meta:image-count="0" meta:object-count="0" meta:page-count="1" meta:paragraph-count="131" meta:word-count="288" meta:character-count="2181"/>
  </office:meta>
</office:document-meta>
</file>